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assembler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10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eracje:</text:p>
          </table:table-cell>
          <table:table-cell/>
          <table:table-cell office:value-type="string" calcext:value-type="string">
            <text:p>Adres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Rejestr</text:p>
          </table:table-cell>
          <table:table-cell office:value-type="string" calcext:value-type="string">
            <text:p>Wartość IMM</text:p>
          </table:table-cell>
          <table:table-cell table:number-columns-repeated="2"/>
          <table:table-cell office:value-type="string" calcext:value-type="string">
            <text:p>Adres</text:p>
          </table:table-cell>
          <table:table-cell table:style-name="ce1" office:value-type="string" calcext:value-type="string" table:number-columns-spanned="4" table:number-rows-spanned="1">
            <text:p>ROM mem</text:p>
          </table:table-cell>
          <table:covered-table-cell table:number-columns-repeated="3"/>
          <table:table-cell table:number-columns-repeated="4"/>
          <table:table-cell office:value-type="string" calcext:value-type="string">
            <text:p>Adres</text:p>
          </table:table-cell>
          <table:table-cell table:style-name="Default" office:value-type="string" calcext:value-type="string">
            <text:p>Operacja</text:p>
          </table:table-cell>
          <table:table-cell table:style-name="Default" office:value-type="string" calcext:value-type="string">
            <text:p>Rejestr</text:p>
          </table:table-cell>
          <table:table-cell office:value-type="string" calcext:value-type="string">
            <text:p>Wartość IMM</text:p>
          </table:table-cell>
          <table:table-cell table:style-name="ce1" office:value-type="string" calcext:value-type="string" table:number-columns-spanned="2" table:number-rows-spanned="1">
            <text:p>Kod bitowy</text:p>
          </table:table-cell>
          <table:covered-table-cell/>
          <table:table-cell office:value-type="string" calcext:value-type="string">
            <text:p><text:s/>//</text:p>
          </table:table-cell>
          <table:table-cell office:value-type="string" calcext:value-type="string">
            <text:p>Komentarz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E3]=&quot;&quot;;&quot;11111_111_11111111 // RST&quot;;COM.MICROSOFT.TEXTJOIN( ; ;[.W3];[.Z3]))" office:value-type="string" office:string-value="01101_000_00000001 // LDI  1" calcext:value-type="string" table:number-columns-spanned="4" table:number-rows-spanned="1">
            <text:p>01101_000_00000001 // LDI <text:s/>1</text:p>
          </table:table-cell>
          <table:covered-table-cell table:number-columns-repeated="3"/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3];[$Słownik.$B$2:.$C$25];2;0)" office:value-type="string" office:string-value="01101" calcext:value-type="string">
            <text:p>01101</text:p>
          </table:table-cell>
          <table:table-cell table:formula="of:=IF([.F3]=&quot;&quot;;&quot;000&quot;;VLOOKUP([.F3];[$Słownik.$E$2:$Słownik.$F$10];2;0))" office:value-type="string" office:string-value="000" calcext:value-type="string">
            <text:p>000</text:p>
          </table:table-cell>
          <table:table-cell table:formula="of:=IF([.G3]=&quot;&quot;;&quot;00000000&quot;;DEC2BIN([.G3];8))" office:value-type="string" office:string-value="00000001" calcext:value-type="string">
            <text:p>00000001</text:p>
          </table:table-cell>
          <table:table-cell table:formula="of:=COM.MICROSOFT.TEXTJOIN(&quot;_&quot;; ;[.T3];[.U3];[.V3])" office:value-type="string" office:string-value="01101_000_00000001" calcext:value-type="string" table:number-columns-spanned="2" table:number-rows-spanned="1">
            <text:p>01101_000_00000001</text:p>
          </table:table-cell>
          <table:covered-table-cell/>
          <table:table-cell/>
          <table:table-cell table:formula="of:=COM.MICROSOFT.TEXTJOIN(&quot; &quot;; ;[.$Y$2];[.E3];[.F3];[.G3])" office:value-type="string" office:string-value=" // LDI  1" calcext:value-type="string">
            <text:p><text:s/>// LDI <text:s/>1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E4]=&quot;&quot;;&quot;11111_111_11111111 // RST&quot;;COM.MICROSOFT.TEXTJOIN( ; ;[.W4];[.Z4]))" office:value-type="string" office:string-value="01011_000_00000000 // ST R0 " calcext:value-type="string" table:number-columns-spanned="4" table:number-rows-spanned="1">
            <text:p>01011_000_00000000 // ST R0 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formula="of:=VLOOKUP([.E4];[$Słownik.$B$2:.$C$25];2;0)" office:value-type="string" office:string-value="01011" calcext:value-type="string">
            <text:p>01011</text:p>
          </table:table-cell>
          <table:table-cell table:formula="of:=IF([.F4]=&quot;&quot;;&quot;000&quot;;VLOOKUP([.F4];[$Słownik.$E$2:$Słownik.$F$10];2;0))" office:value-type="string" office:string-value="000" calcext:value-type="string">
            <text:p>000</text:p>
          </table:table-cell>
          <table:table-cell table:formula="of:=IF([.G4]=&quot;&quot;;&quot;00000000&quot;;DEC2BIN([.G4];8))" office:value-type="string" office:string-value="00000000" calcext:value-type="string">
            <text:p>00000000</text:p>
          </table:table-cell>
          <table:table-cell table:style-name="ce1" table:formula="of:=COM.MICROSOFT.TEXTJOIN(&quot;_&quot;; ;[.T4];[.U4];[.V4])" office:value-type="string" office:string-value="01011_000_00000000" calcext:value-type="string" table:number-columns-spanned="2" table:number-rows-spanned="1">
            <text:p>01011_000_00000000</text:p>
          </table:table-cell>
          <table:covered-table-cell/>
          <table:table-cell/>
          <table:table-cell table:formula="of:=COM.MICROSOFT.TEXTJOIN(&quot; &quot;; ;[.$Y$2];[.E4];[.F4];[.G4])" office:value-type="string" office:string-value=" // ST R0 " calcext:value-type="string">
            <text:p><text:s/>// ST R0 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E5]=&quot;&quot;;&quot;11111_111_11111111 // RST&quot;;COM.MICROSOFT.TEXTJOIN( ; ;[.W5];[.Z5]))" office:value-type="string" office:string-value="01011_001_00000000 // ST R1 " calcext:value-type="string" table:number-columns-spanned="4" table:number-rows-spanned="1">
            <text:p>01011_001_00000000 // ST R1 </text:p>
          </table:table-cell>
          <table:covered-table-cell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table:formula="of:=VLOOKUP([.E5];[$Słownik.$B$2:.$C$25];2;0)" office:value-type="string" office:string-value="01011" calcext:value-type="string">
            <text:p>01011</text:p>
          </table:table-cell>
          <table:table-cell table:formula="of:=IF([.F5]=&quot;&quot;;&quot;000&quot;;VLOOKUP([.F5];[$Słownik.$E$2:$Słownik.$F$10];2;0))" office:value-type="string" office:string-value="001" calcext:value-type="string">
            <text:p>001</text:p>
          </table:table-cell>
          <table:table-cell table:formula="of:=IF([.G5]=&quot;&quot;;&quot;00000000&quot;;DEC2BIN([.G5];8))" office:value-type="string" office:string-value="00000000" calcext:value-type="string">
            <text:p>00000000</text:p>
          </table:table-cell>
          <table:table-cell table:style-name="ce1" table:formula="of:=COM.MICROSOFT.TEXTJOIN(&quot;_&quot;; ;[.T5];[.U5];[.V5])" office:value-type="string" office:string-value="01011_001_00000000" calcext:value-type="string" table:number-columns-spanned="2" table:number-rows-spanned="1">
            <text:p>01011_001_00000000</text:p>
          </table:table-cell>
          <table:covered-table-cell/>
          <table:table-cell/>
          <table:table-cell table:formula="of:=COM.MICROSOFT.TEXTJOIN(&quot; &quot;; ;[.$Y$2];[.E5];[.F5];[.G5])" office:value-type="string" office:string-value=" // ST R1 " calcext:value-type="string">
            <text:p><text:s/>// ST R1 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RI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IF([.E6]=&quot;&quot;;&quot;11111_111_11111111 // RST&quot;;COM.MICROSOFT.TEXTJOIN( ; ;[.W6];[.Z6]))" office:value-type="string" office:string-value="10110_000_00000000 // WRITE  " calcext:value-type="string" table:number-columns-spanned="4" table:number-rows-spanned="1">
            <text:p>10110_000_00000000 // WRITE <text:s/></text:p>
          </table:table-cell>
          <table:covered-table-cell table:number-columns-repeated="3"/>
          <table:table-cell table:number-columns-repeated="4"/>
          <table:table-cell office:value-type="float" office:value="3" calcext:value-type="float">
            <text:p>3</text:p>
          </table:table-cell>
          <table:table-cell table:formula="of:=VLOOKUP([.E6];[$Słownik.$B$2:.$C$25];2;0)" office:value-type="float" office:value="10110" calcext:value-type="float">
            <text:p>10110</text:p>
          </table:table-cell>
          <table:table-cell table:formula="of:=IF([.F6]=&quot;&quot;;&quot;000&quot;;VLOOKUP([.F6];[$Słownik.$E$2:$Słownik.$F$10];2;0))" office:value-type="string" office:string-value="000" calcext:value-type="string">
            <text:p>000</text:p>
          </table:table-cell>
          <table:table-cell table:formula="of:=IF([.G6]=&quot;&quot;;&quot;00000000&quot;;DEC2BIN([.G6];8))" office:value-type="string" office:string-value="00000000" calcext:value-type="string">
            <text:p>00000000</text:p>
          </table:table-cell>
          <table:table-cell table:style-name="ce1" table:formula="of:=COM.MICROSOFT.TEXTJOIN(&quot;_&quot;; ;[.T6];[.U6];[.V6])" office:value-type="string" office:string-value="10110_000_00000000" calcext:value-type="string" table:number-columns-spanned="2" table:number-rows-spanned="1">
            <text:p>10110_000_00000000</text:p>
          </table:table-cell>
          <table:covered-table-cell/>
          <table:table-cell/>
          <table:table-cell table:formula="of:=COM.MICROSOFT.TEXTJOIN(&quot; &quot;; ;[.$Y$2];[.E6];[.F6];[.G6])" office:value-type="string" office:string-value=" // WRITE  " calcext:value-type="string">
            <text:p><text:s/>// WRITE <text:s/>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IF([.E7]=&quot;&quot;;&quot;11111_111_11111111 // RST&quot;;COM.MICROSOFT.TEXTJOIN( ; ;[.W7];[.Z7]))" office:value-type="string" office:string-value="01000_000_00000000 // DEC  " calcext:value-type="string" table:number-columns-spanned="4" table:number-rows-spanned="1">
            <text:p>01000_000_00000000 // DEC <text:s/></text:p>
          </table:table-cell>
          <table:covered-table-cell table:number-columns-repeated="3"/>
          <table:table-cell table:number-columns-repeated="4"/>
          <table:table-cell office:value-type="float" office:value="4" calcext:value-type="float">
            <text:p>4</text:p>
          </table:table-cell>
          <table:table-cell table:formula="of:=VLOOKUP([.E7];[$Słownik.$B$2:.$C$25];2;0)" office:value-type="string" office:string-value="01000" calcext:value-type="string">
            <text:p>01000</text:p>
          </table:table-cell>
          <table:table-cell table:formula="of:=IF([.F7]=&quot;&quot;;&quot;000&quot;;VLOOKUP([.F7];[$Słownik.$E$2:$Słownik.$F$10];2;0))" office:value-type="string" office:string-value="000" calcext:value-type="string">
            <text:p>000</text:p>
          </table:table-cell>
          <table:table-cell table:formula="of:=IF([.G7]=&quot;&quot;;&quot;00000000&quot;;DEC2BIN([.G7];8))" office:value-type="string" office:string-value="00000000" calcext:value-type="string">
            <text:p>00000000</text:p>
          </table:table-cell>
          <table:table-cell table:style-name="ce1" table:formula="of:=COM.MICROSOFT.TEXTJOIN(&quot;_&quot;; ;[.T7];[.U7];[.V7])" office:value-type="string" office:string-value="01000_000_00000000" calcext:value-type="string" table:number-columns-spanned="2" table:number-rows-spanned="1">
            <text:p>01000_000_00000000</text:p>
          </table:table-cell>
          <table:covered-table-cell/>
          <table:table-cell/>
          <table:table-cell table:formula="of:=COM.MICROSOFT.TEXTJOIN(&quot; &quot;; ;[.$Y$2];[.E7];[.F7];[.G7])" office:value-type="string" office:string-value=" // DEC  " calcext:value-type="string">
            <text:p><text:s/>// DEC <text:s/>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IF([.E8]=&quot;&quot;;&quot;11111_111_11111111 // RST&quot;;COM.MICROSOFT.TEXTJOIN( ; ;[.W8];[.Z8]))" office:value-type="string" office:string-value="01011_010_00000000 // ST R2 " calcext:value-type="string" table:number-columns-spanned="4" table:number-rows-spanned="1">
            <text:p>01011_010_00000000 // ST R2 </text:p>
          </table:table-cell>
          <table:covered-table-cell table:number-columns-repeated="3"/>
          <table:table-cell table:number-columns-repeated="4"/>
          <table:table-cell office:value-type="float" office:value="5" calcext:value-type="float">
            <text:p>5</text:p>
          </table:table-cell>
          <table:table-cell table:formula="of:=VLOOKUP([.E8];[$Słownik.$B$2:.$C$25];2;0)" office:value-type="string" office:string-value="01011" calcext:value-type="string">
            <text:p>01011</text:p>
          </table:table-cell>
          <table:table-cell table:formula="of:=IF([.F8]=&quot;&quot;;&quot;000&quot;;VLOOKUP([.F8];[$Słownik.$E$2:$Słownik.$F$10];2;0))" office:value-type="string" office:string-value="010" calcext:value-type="string">
            <text:p>010</text:p>
          </table:table-cell>
          <table:table-cell table:formula="of:=IF([.G8]=&quot;&quot;;&quot;00000000&quot;;DEC2BIN([.G8];8))" office:value-type="string" office:string-value="00000000" calcext:value-type="string">
            <text:p>00000000</text:p>
          </table:table-cell>
          <table:table-cell table:style-name="ce1" table:formula="of:=COM.MICROSOFT.TEXTJOIN(&quot;_&quot;; ;[.T8];[.U8];[.V8])" office:value-type="string" office:string-value="01011_010_00000000" calcext:value-type="string" table:number-columns-spanned="2" table:number-rows-spanned="1">
            <text:p>01011_010_00000000</text:p>
          </table:table-cell>
          <table:covered-table-cell/>
          <table:table-cell/>
          <table:table-cell table:formula="of:=COM.MICROSOFT.TEXTJOIN(&quot; &quot;; ;[.$Y$2];[.E8];[.F8];[.G8])" office:value-type="string" office:string-value=" // ST R2 " calcext:value-type="string">
            <text:p><text:s/>// ST R2 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IF([.E9]=&quot;&quot;;&quot;11111_111_11111111 // RST&quot;;COM.MICROSOFT.TEXTJOIN( ; ;[.W9];[.Z9]))" office:value-type="string" office:string-value="01010_000_00000000 // LD R0 " calcext:value-type="string" table:number-columns-spanned="4" table:number-rows-spanned="1">
            <text:p>01010_000_00000000 // LD R0 </text:p>
          </table:table-cell>
          <table:covered-table-cell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formula="of:=VLOOKUP([.E9];[$Słownik.$B$2:.$C$25];2;0)" office:value-type="string" office:string-value="01010" calcext:value-type="string">
            <text:p>01010</text:p>
          </table:table-cell>
          <table:table-cell table:formula="of:=IF([.F9]=&quot;&quot;;&quot;000&quot;;VLOOKUP([.F9];[$Słownik.$E$2:$Słownik.$F$10];2;0))" office:value-type="string" office:string-value="000" calcext:value-type="string">
            <text:p>000</text:p>
          </table:table-cell>
          <table:table-cell table:formula="of:=IF([.G9]=&quot;&quot;;&quot;00000000&quot;;DEC2BIN([.G9];8))" office:value-type="string" office:string-value="00000000" calcext:value-type="string">
            <text:p>00000000</text:p>
          </table:table-cell>
          <table:table-cell table:style-name="ce1" table:formula="of:=COM.MICROSOFT.TEXTJOIN(&quot;_&quot;; ;[.T9];[.U9];[.V9])" office:value-type="string" office:string-value="01010_000_00000000" calcext:value-type="string" table:number-columns-spanned="2" table:number-rows-spanned="1">
            <text:p>01010_000_00000000</text:p>
          </table:table-cell>
          <table:covered-table-cell/>
          <table:table-cell/>
          <table:table-cell table:formula="of:=COM.MICROSOFT.TEXTJOIN(&quot; &quot;; ;[.$Y$2];[.E9];[.F9];[.G9])" office:value-type="string" office:string-value=" // LD R0 " calcext:value-type="string">
            <text:p><text:s/>// LD R0 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IF([.E10]=&quot;&quot;;&quot;11111_111_11111111 // RST&quot;;COM.MICROSOFT.TEXTJOIN( ; ;[.W10];[.Z10]))" office:value-type="string" office:string-value="00101_001_00000000 // ADD R1 " calcext:value-type="string" table:number-columns-spanned="4" table:number-rows-spanned="1">
            <text:p>00101_001_00000000 // ADD R1 </text:p>
          </table:table-cell>
          <table:covered-table-cell table:number-columns-repeated="3"/>
          <table:table-cell table:number-columns-repeated="4"/>
          <table:table-cell office:value-type="float" office:value="7" calcext:value-type="float">
            <text:p>7</text:p>
          </table:table-cell>
          <table:table-cell table:formula="of:=VLOOKUP([.E10];[$Słownik.$B$2:.$C$25];2;0)" office:value-type="string" office:string-value="00101" calcext:value-type="string">
            <text:p>00101</text:p>
          </table:table-cell>
          <table:table-cell table:formula="of:=IF([.F10]=&quot;&quot;;&quot;000&quot;;VLOOKUP([.F10];[$Słownik.$E$2:$Słownik.$F$10];2;0))" office:value-type="string" office:string-value="001" calcext:value-type="string">
            <text:p>001</text:p>
          </table:table-cell>
          <table:table-cell table:formula="of:=IF([.G10]=&quot;&quot;;&quot;00000000&quot;;DEC2BIN([.G10];8))" office:value-type="string" office:string-value="00000000" calcext:value-type="string">
            <text:p>00000000</text:p>
          </table:table-cell>
          <table:table-cell table:style-name="ce1" table:formula="of:=COM.MICROSOFT.TEXTJOIN(&quot;_&quot;; ;[.T10];[.U10];[.V10])" office:value-type="string" office:string-value="00101_001_00000000" calcext:value-type="string" table:number-columns-spanned="2" table:number-rows-spanned="1">
            <text:p>00101_001_00000000</text:p>
          </table:table-cell>
          <table:covered-table-cell/>
          <table:table-cell/>
          <table:table-cell table:formula="of:=COM.MICROSOFT.TEXTJOIN(&quot; &quot;; ;[.$Y$2];[.E10];[.F10];[.G10])" office:value-type="string" office:string-value=" // ADD R1 " calcext:value-type="string">
            <text:p><text:s/>// ADD R1 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RIT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IF([.E11]=&quot;&quot;;&quot;11111_111_11111111 // RST&quot;;COM.MICROSOFT.TEXTJOIN( ; ;[.W11];[.Z11]))" office:value-type="string" office:string-value="10110_000_00000000 // WRITE  " calcext:value-type="string" table:number-columns-spanned="4" table:number-rows-spanned="1">
            <text:p>10110_000_00000000 // WRITE <text:s/></text:p>
          </table:table-cell>
          <table:covered-table-cell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table:formula="of:=VLOOKUP([.E11];[$Słownik.$B$2:.$C$25];2;0)" office:value-type="float" office:value="10110" calcext:value-type="float">
            <text:p>10110</text:p>
          </table:table-cell>
          <table:table-cell table:formula="of:=IF([.F11]=&quot;&quot;;&quot;000&quot;;VLOOKUP([.F11];[$Słownik.$E$2:$Słownik.$F$10];2;0))" office:value-type="string" office:string-value="000" calcext:value-type="string">
            <text:p>000</text:p>
          </table:table-cell>
          <table:table-cell table:formula="of:=IF([.G11]=&quot;&quot;;&quot;00000000&quot;;DEC2BIN([.G11];8))" office:value-type="string" office:string-value="00000000" calcext:value-type="string">
            <text:p>00000000</text:p>
          </table:table-cell>
          <table:table-cell table:style-name="ce1" table:formula="of:=COM.MICROSOFT.TEXTJOIN(&quot;_&quot;; ;[.T11];[.U11];[.V11])" office:value-type="string" office:string-value="10110_000_00000000" calcext:value-type="string" table:number-columns-spanned="2" table:number-rows-spanned="1">
            <text:p>10110_000_00000000</text:p>
          </table:table-cell>
          <table:covered-table-cell/>
          <table:table-cell/>
          <table:table-cell table:formula="of:=COM.MICROSOFT.TEXTJOIN(&quot; &quot;; ;[.$Y$2];[.E11];[.F11];[.G11])" office:value-type="string" office:string-value=" // WRITE  " calcext:value-type="string">
            <text:p><text:s/>// WRITE <text:s/>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IF([.E12]=&quot;&quot;;&quot;11111_111_11111111 // RST&quot;;COM.MICROSOFT.TEXTJOIN( ; ;[.W12];[.Z12]))" office:value-type="string" office:string-value="01011_000_00000000 // ST R0 " calcext:value-type="string" table:number-columns-spanned="4" table:number-rows-spanned="1">
            <text:p>01011_000_00000000 // ST R0 </text:p>
          </table:table-cell>
          <table:covered-table-cell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table:formula="of:=VLOOKUP([.E12];[$Słownik.$B$2:.$C$25];2;0)" office:value-type="string" office:string-value="01011" calcext:value-type="string">
            <text:p>01011</text:p>
          </table:table-cell>
          <table:table-cell table:formula="of:=IF([.F12]=&quot;&quot;;&quot;000&quot;;VLOOKUP([.F12];[$Słownik.$E$2:$Słownik.$F$10];2;0))" office:value-type="string" office:string-value="000" calcext:value-type="string">
            <text:p>000</text:p>
          </table:table-cell>
          <table:table-cell table:formula="of:=IF([.G12]=&quot;&quot;;&quot;00000000&quot;;DEC2BIN([.G12];8))" office:value-type="string" office:string-value="00000000" calcext:value-type="string">
            <text:p>00000000</text:p>
          </table:table-cell>
          <table:table-cell table:style-name="ce1" table:formula="of:=COM.MICROSOFT.TEXTJOIN(&quot;_&quot;; ;[.T12];[.U12];[.V12])" office:value-type="string" office:string-value="01011_000_00000000" calcext:value-type="string" table:number-columns-spanned="2" table:number-rows-spanned="1">
            <text:p>01011_000_00000000</text:p>
          </table:table-cell>
          <table:covered-table-cell/>
          <table:table-cell/>
          <table:table-cell table:formula="of:=COM.MICROSOFT.TEXTJOIN(&quot; &quot;; ;[.$Y$2];[.E12];[.F12];[.G12])" office:value-type="string" office:string-value=" // ST R0 " calcext:value-type="string">
            <text:p><text:s/>// ST R0 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L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E13]=&quot;&quot;;&quot;11111_111_11111111 // RST&quot;;COM.MICROSOFT.TEXTJOIN( ; ;[.W13];[.Z13]))" office:value-type="string" office:string-value="10100_000_00010001 // CALL  17" calcext:value-type="string" table:number-columns-spanned="4" table:number-rows-spanned="1">
            <text:p>10100_000_00010001 // CALL <text:s/>17</text:p>
          </table:table-cell>
          <table:covered-table-cell table:number-columns-repeated="3"/>
          <table:table-cell table:number-columns-repeated="4"/>
          <table:table-cell office:value-type="float" office:value="10" calcext:value-type="float">
            <text:p>10</text:p>
          </table:table-cell>
          <table:table-cell table:formula="of:=VLOOKUP([.E13];[$Słownik.$B$2:.$C$25];2;0)" office:value-type="string" office:string-value="10100" calcext:value-type="string">
            <text:p>10100</text:p>
          </table:table-cell>
          <table:table-cell table:formula="of:=IF([.F13]=&quot;&quot;;&quot;000&quot;;VLOOKUP([.F13];[$Słownik.$E$2:$Słownik.$F$10];2;0))" office:value-type="string" office:string-value="000" calcext:value-type="string">
            <text:p>000</text:p>
          </table:table-cell>
          <table:table-cell table:formula="of:=IF([.G13]=&quot;&quot;;&quot;00000000&quot;;DEC2BIN([.G13];8))" office:value-type="string" office:string-value="00010001" calcext:value-type="string">
            <text:p>00010001</text:p>
          </table:table-cell>
          <table:table-cell table:style-name="ce1" table:formula="of:=COM.MICROSOFT.TEXTJOIN(&quot;_&quot;; ;[.T13];[.U13];[.V13])" office:value-type="string" office:string-value="10100_000_00010001" calcext:value-type="string" table:number-columns-spanned="2" table:number-rows-spanned="1">
            <text:p>10100_000_00010001</text:p>
          </table:table-cell>
          <table:covered-table-cell/>
          <table:table-cell/>
          <table:table-cell table:formula="of:=COM.MICROSOFT.TEXTJOIN(&quot; &quot;; ;[.$Y$2];[.E13];[.F13];[.G13])" office:value-type="string" office:string-value=" // CALL  17" calcext:value-type="string">
            <text:p><text:s/>// CALL <text:s/>17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IF([.E14]=&quot;&quot;;&quot;11111_111_11111111 // RST&quot;;COM.MICROSOFT.TEXTJOIN( ; ;[.W14];[.Z14]))" office:value-type="string" office:string-value="01010_001_00000000 // LD R1 " calcext:value-type="string" table:number-columns-spanned="4" table:number-rows-spanned="1">
            <text:p>01010_001_00000000 // LD R1 </text:p>
          </table:table-cell>
          <table:covered-table-cell table:number-columns-repeated="3"/>
          <table:table-cell table:number-columns-repeated="4"/>
          <table:table-cell office:value-type="float" office:value="11" calcext:value-type="float">
            <text:p>11</text:p>
          </table:table-cell>
          <table:table-cell table:formula="of:=VLOOKUP([.E14];[$Słownik.$B$2:.$C$25];2;0)" office:value-type="string" office:string-value="01010" calcext:value-type="string">
            <text:p>01010</text:p>
          </table:table-cell>
          <table:table-cell table:formula="of:=IF([.F14]=&quot;&quot;;&quot;000&quot;;VLOOKUP([.F14];[$Słownik.$E$2:$Słownik.$F$10];2;0))" office:value-type="string" office:string-value="001" calcext:value-type="string">
            <text:p>001</text:p>
          </table:table-cell>
          <table:table-cell table:formula="of:=IF([.G14]=&quot;&quot;;&quot;00000000&quot;;DEC2BIN([.G14];8))" office:value-type="string" office:string-value="00000000" calcext:value-type="string">
            <text:p>00000000</text:p>
          </table:table-cell>
          <table:table-cell table:style-name="ce1" table:formula="of:=COM.MICROSOFT.TEXTJOIN(&quot;_&quot;; ;[.T14];[.U14];[.V14])" office:value-type="string" office:string-value="01010_001_00000000" calcext:value-type="string" table:number-columns-spanned="2" table:number-rows-spanned="1">
            <text:p>01010_001_00000000</text:p>
          </table:table-cell>
          <table:covered-table-cell/>
          <table:table-cell/>
          <table:table-cell table:formula="of:=COM.MICROSOFT.TEXTJOIN(&quot; &quot;; ;[.$Y$2];[.E14];[.F14];[.G14])" office:value-type="string" office:string-value=" // LD R1 " calcext:value-type="string">
            <text:p><text:s/>// LD R1 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IF([.E15]=&quot;&quot;;&quot;11111_111_11111111 // RST&quot;;COM.MICROSOFT.TEXTJOIN( ; ;[.W15];[.Z15]))" office:value-type="string" office:string-value="00101_000_00000000 // ADD R0 " calcext:value-type="string" table:number-columns-spanned="4" table:number-rows-spanned="1">
            <text:p>00101_000_00000000 // ADD R0 </text:p>
          </table:table-cell>
          <table:covered-table-cell table:number-columns-repeated="3"/>
          <table:table-cell table:number-columns-repeated="4"/>
          <table:table-cell office:value-type="float" office:value="12" calcext:value-type="float">
            <text:p>12</text:p>
          </table:table-cell>
          <table:table-cell table:formula="of:=VLOOKUP([.E15];[$Słownik.$B$2:.$C$25];2;0)" office:value-type="string" office:string-value="00101" calcext:value-type="string">
            <text:p>00101</text:p>
          </table:table-cell>
          <table:table-cell table:formula="of:=IF([.F15]=&quot;&quot;;&quot;000&quot;;VLOOKUP([.F15];[$Słownik.$E$2:$Słownik.$F$10];2;0))" office:value-type="string" office:string-value="000" calcext:value-type="string">
            <text:p>000</text:p>
          </table:table-cell>
          <table:table-cell table:formula="of:=IF([.G15]=&quot;&quot;;&quot;00000000&quot;;DEC2BIN([.G15];8))" office:value-type="string" office:string-value="00000000" calcext:value-type="string">
            <text:p>00000000</text:p>
          </table:table-cell>
          <table:table-cell table:style-name="ce1" table:formula="of:=COM.MICROSOFT.TEXTJOIN(&quot;_&quot;; ;[.T15];[.U15];[.V15])" office:value-type="string" office:string-value="00101_000_00000000" calcext:value-type="string" table:number-columns-spanned="2" table:number-rows-spanned="1">
            <text:p>00101_000_00000000</text:p>
          </table:table-cell>
          <table:covered-table-cell/>
          <table:table-cell/>
          <table:table-cell table:formula="of:=COM.MICROSOFT.TEXTJOIN(&quot; &quot;; ;[.$Y$2];[.E15];[.F15];[.G15])" office:value-type="string" office:string-value=" // ADD R0 " calcext:value-type="string">
            <text:p><text:s/>// ADD R0 </text:p>
          </table:table-cell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RIT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IF([.E16]=&quot;&quot;;&quot;11111_111_11111111 // RST&quot;;COM.MICROSOFT.TEXTJOIN( ; ;[.W16];[.Z16]))" office:value-type="string" office:string-value="10110_000_00000000 // WRITE  " calcext:value-type="string" table:number-columns-spanned="4" table:number-rows-spanned="1">
            <text:p>10110_000_00000000 // WRITE <text:s/></text:p>
          </table:table-cell>
          <table:covered-table-cell table:number-columns-repeated="3"/>
          <table:table-cell table:number-columns-repeated="4"/>
          <table:table-cell office:value-type="float" office:value="13" calcext:value-type="float">
            <text:p>13</text:p>
          </table:table-cell>
          <table:table-cell table:formula="of:=VLOOKUP([.E16];[$Słownik.$B$2:.$C$25];2;0)" office:value-type="float" office:value="10110" calcext:value-type="float">
            <text:p>10110</text:p>
          </table:table-cell>
          <table:table-cell table:formula="of:=IF([.F16]=&quot;&quot;;&quot;000&quot;;VLOOKUP([.F16];[$Słownik.$E$2:$Słownik.$F$10];2;0))" office:value-type="string" office:string-value="000" calcext:value-type="string">
            <text:p>000</text:p>
          </table:table-cell>
          <table:table-cell table:formula="of:=IF([.G16]=&quot;&quot;;&quot;00000000&quot;;DEC2BIN([.G16];8))" office:value-type="string" office:string-value="00000000" calcext:value-type="string">
            <text:p>00000000</text:p>
          </table:table-cell>
          <table:table-cell table:style-name="ce1" table:formula="of:=COM.MICROSOFT.TEXTJOIN(&quot;_&quot;; ;[.T16];[.U16];[.V16])" office:value-type="string" office:string-value="10110_000_00000000" calcext:value-type="string" table:number-columns-spanned="2" table:number-rows-spanned="1">
            <text:p>10110_000_00000000</text:p>
          </table:table-cell>
          <table:covered-table-cell/>
          <table:table-cell/>
          <table:table-cell table:formula="of:=COM.MICROSOFT.TEXTJOIN(&quot; &quot;; ;[.$Y$2];[.E16];[.F16];[.G16])" office:value-type="string" office:string-value=" // WRITE  " calcext:value-type="string">
            <text:p><text:s/>// WRITE <text:s/></text:p>
          </table:table-cell>
        </table:table-row>
        <table:table-row table:style-name="ro1">
          <table:table-cell/>
          <table:table-cell office:value-type="string" calcext:value-type="string">
            <text:p>JMP IM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IF([.E17]=&quot;&quot;;&quot;11111_111_11111111 // RST&quot;;COM.MICROSOFT.TEXTJOIN( ; ;[.W17];[.Z17]))" office:value-type="string" office:string-value="01011_001_00000000 // ST R1 " calcext:value-type="string" table:number-columns-spanned="4" table:number-rows-spanned="1">
            <text:p>01011_001_00000000 // ST R1 </text:p>
          </table:table-cell>
          <table:covered-table-cell table:number-columns-repeated="3"/>
          <table:table-cell table:number-columns-repeated="4"/>
          <table:table-cell office:value-type="float" office:value="14" calcext:value-type="float">
            <text:p>14</text:p>
          </table:table-cell>
          <table:table-cell table:formula="of:=VLOOKUP([.E17];[$Słownik.$B$2:.$C$25];2;0)" office:value-type="string" office:string-value="01011" calcext:value-type="string">
            <text:p>01011</text:p>
          </table:table-cell>
          <table:table-cell table:formula="of:=IF([.F17]=&quot;&quot;;&quot;000&quot;;VLOOKUP([.F17];[$Słownik.$E$2:$Słownik.$F$10];2;0))" office:value-type="string" office:string-value="001" calcext:value-type="string">
            <text:p>001</text:p>
          </table:table-cell>
          <table:table-cell table:formula="of:=IF([.G17]=&quot;&quot;;&quot;00000000&quot;;DEC2BIN([.G17];8))" office:value-type="string" office:string-value="00000000" calcext:value-type="string">
            <text:p>00000000</text:p>
          </table:table-cell>
          <table:table-cell table:style-name="ce1" table:formula="of:=COM.MICROSOFT.TEXTJOIN(&quot;_&quot;; ;[.T17];[.U17];[.V17])" office:value-type="string" office:string-value="01011_001_00000000" calcext:value-type="string" table:number-columns-spanned="2" table:number-rows-spanned="1">
            <text:p>01011_001_00000000</text:p>
          </table:table-cell>
          <table:covered-table-cell/>
          <table:table-cell/>
          <table:table-cell table:formula="of:=COM.MICROSOFT.TEXTJOIN(&quot; &quot;; ;[.$Y$2];[.E17];[.F17];[.G17])" office:value-type="string" office:string-value=" // ST R1 " calcext:value-type="string">
            <text:p><text:s/>// ST R1 </text:p>
          </table:table-cell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AL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E18]=&quot;&quot;;&quot;11111_111_11111111 // RST&quot;;COM.MICROSOFT.TEXTJOIN( ; ;[.W18];[.Z18]))" office:value-type="string" office:string-value="10100_000_00010001 // CALL  17" calcext:value-type="string" table:number-columns-spanned="4" table:number-rows-spanned="1">
            <text:p>10100_000_00010001 // CALL <text:s/>17</text:p>
          </table:table-cell>
          <table:covered-table-cell table:number-columns-repeated="3"/>
          <table:table-cell table:number-columns-repeated="4"/>
          <table:table-cell office:value-type="float" office:value="15" calcext:value-type="float">
            <text:p>15</text:p>
          </table:table-cell>
          <table:table-cell table:formula="of:=VLOOKUP([.E18];[$Słownik.$B$2:.$C$25];2;0)" office:value-type="string" office:string-value="10100" calcext:value-type="string">
            <text:p>10100</text:p>
          </table:table-cell>
          <table:table-cell table:formula="of:=IF([.F18]=&quot;&quot;;&quot;000&quot;;VLOOKUP([.F18];[$Słownik.$E$2:$Słownik.$F$10];2;0))" office:value-type="string" office:string-value="000" calcext:value-type="string">
            <text:p>000</text:p>
          </table:table-cell>
          <table:table-cell table:formula="of:=IF([.G18]=&quot;&quot;;&quot;00000000&quot;;DEC2BIN([.G18];8))" office:value-type="string" office:string-value="00010001" calcext:value-type="string">
            <text:p>00010001</text:p>
          </table:table-cell>
          <table:table-cell table:style-name="ce1" table:formula="of:=COM.MICROSOFT.TEXTJOIN(&quot;_&quot;; ;[.T18];[.U18];[.V18])" office:value-type="string" office:string-value="10100_000_00010001" calcext:value-type="string" table:number-columns-spanned="2" table:number-rows-spanned="1">
            <text:p>10100_000_00010001</text:p>
          </table:table-cell>
          <table:covered-table-cell/>
          <table:table-cell/>
          <table:table-cell table:formula="of:=COM.MICROSOFT.TEXTJOIN(&quot; &quot;; ;[.$Y$2];[.E18];[.F18];[.G18])" office:value-type="string" office:string-value=" // CALL  17" calcext:value-type="string">
            <text:p><text:s/>// CALL <text:s/>17</text:p>
          </table:table-cell>
        </table:table-row>
        <table:table-row table:style-name="ro1">
          <table:table-cell/>
          <table:table-cell office:value-type="string" calcext:value-type="string">
            <text:p>MOV A,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MP IM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E19]=&quot;&quot;;&quot;11111_111_11111111 // RST&quot;;COM.MICROSOFT.TEXTJOIN( ; ;[.W19];[.Z19]))" office:value-type="string" office:string-value="01110_000_00000110 // JMP IMM  6" calcext:value-type="string" table:number-columns-spanned="4" table:number-rows-spanned="1">
            <text:p>01110_000_00000110 // JMP IMM <text:s/>6</text:p>
          </table:table-cell>
          <table:covered-table-cell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formula="of:=VLOOKUP([.E19];[$Słownik.$B$2:.$C$25];2;0)" office:value-type="string" office:string-value="01110" calcext:value-type="string">
            <text:p>01110</text:p>
          </table:table-cell>
          <table:table-cell table:formula="of:=IF([.F19]=&quot;&quot;;&quot;000&quot;;VLOOKUP([.F19];[$Słownik.$E$2:$Słownik.$F$10];2;0))" office:value-type="string" office:string-value="000" calcext:value-type="string">
            <text:p>000</text:p>
          </table:table-cell>
          <table:table-cell table:formula="of:=IF([.G19]=&quot;&quot;;&quot;00000000&quot;;DEC2BIN([.G19];8))" office:value-type="string" office:string-value="00000110" calcext:value-type="string">
            <text:p>00000110</text:p>
          </table:table-cell>
          <table:table-cell table:formula="of:=COM.MICROSOFT.TEXTJOIN(&quot;_&quot;; ;[.T19];[.U19];[.V19])" office:value-type="string" office:string-value="01110_000_00000110" calcext:value-type="string" table:number-columns-spanned="2" table:number-rows-spanned="1">
            <text:p>01110_000_00000110</text:p>
          </table:table-cell>
          <table:covered-table-cell/>
          <table:table-cell/>
          <table:table-cell table:formula="of:=COM.MICROSOFT.TEXTJOIN(&quot; &quot;; ;[.$Y$2];[.E19];[.F19];[.G19])" office:value-type="string" office:string-value=" // JMP IMM  6" calcext:value-type="string">
            <text:p><text:s/>// JMP IMM <text:s/>6</text:p>
          </table:table-cell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V AD,A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IF([.E20]=&quot;&quot;;&quot;11111_111_11111111 // RST&quot;;COM.MICROSOFT.TEXTJOIN( ; ;[.W20];[.Z20]))" office:value-type="string" office:string-value="10001_010_00000000 // MOV AD,A R2 " calcext:value-type="string" table:number-columns-spanned="4" table:number-rows-spanned="1">
            <text:p>10001_010_00000000 // MOV AD,A R2 </text:p>
          </table:table-cell>
          <table:covered-table-cell table:number-columns-repeated="3"/>
          <table:table-cell table:number-columns-repeated="4"/>
          <table:table-cell office:value-type="float" office:value="17" calcext:value-type="float">
            <text:p>17</text:p>
          </table:table-cell>
          <table:table-cell table:formula="of:=VLOOKUP([.E20];[$Słownik.$B$2:.$C$25];2;0)" office:value-type="string" office:string-value="10001" calcext:value-type="string">
            <text:p>10001</text:p>
          </table:table-cell>
          <table:table-cell table:formula="of:=IF([.F20]=&quot;&quot;;&quot;000&quot;;VLOOKUP([.F20];[$Słownik.$E$2:$Słownik.$F$10];2;0))" office:value-type="string" office:string-value="010" calcext:value-type="string">
            <text:p>010</text:p>
          </table:table-cell>
          <table:table-cell table:formula="of:=IF([.G20]=&quot;&quot;;&quot;00000000&quot;;DEC2BIN([.G20];8))" office:value-type="string" office:string-value="00000000" calcext:value-type="string">
            <text:p>00000000</text:p>
          </table:table-cell>
          <table:table-cell table:formula="of:=COM.MICROSOFT.TEXTJOIN(&quot;_&quot;; ;[.T20];[.U20];[.V20])" office:value-type="string" office:string-value="10001_010_00000000" calcext:value-type="string" table:number-columns-spanned="2" table:number-rows-spanned="1">
            <text:p>10001_010_00000000</text:p>
          </table:table-cell>
          <table:covered-table-cell/>
          <table:table-cell/>
          <table:table-cell table:formula="of:=COM.MICROSOFT.TEXTJOIN(&quot; &quot;; ;[.$Y$2];[.E20];[.F20];[.G20])" office:value-type="string" office:string-value=" // MOV AD,A R2 " calcext:value-type="string">
            <text:p><text:s/>// MOV AD,A R2 </text:p>
          </table:table-cell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IF([.E21]=&quot;&quot;;&quot;11111_111_11111111 // RST&quot;;COM.MICROSOFT.TEXTJOIN( ; ;[.W21];[.Z21]))" office:value-type="string" office:string-value="01010_010_00000000 // LD R2 " calcext:value-type="string" table:number-columns-spanned="4" table:number-rows-spanned="1">
            <text:p>01010_010_00000000 // LD R2 </text:p>
          </table:table-cell>
          <table:covered-table-cell table:number-columns-repeated="3"/>
          <table:table-cell table:number-columns-repeated="4"/>
          <table:table-cell office:value-type="float" office:value="18" calcext:value-type="float">
            <text:p>18</text:p>
          </table:table-cell>
          <table:table-cell table:formula="of:=VLOOKUP([.E21];[$Słownik.$B$2:.$C$25];2;0)" office:value-type="string" office:string-value="01010" calcext:value-type="string">
            <text:p>01010</text:p>
          </table:table-cell>
          <table:table-cell table:formula="of:=IF([.F21]=&quot;&quot;;&quot;000&quot;;VLOOKUP([.F21];[$Słownik.$E$2:$Słownik.$F$10];2;0))" office:value-type="string" office:string-value="010" calcext:value-type="string">
            <text:p>010</text:p>
          </table:table-cell>
          <table:table-cell table:formula="of:=IF([.G21]=&quot;&quot;;&quot;00000000&quot;;DEC2BIN([.G21];8))" office:value-type="string" office:string-value="00000000" calcext:value-type="string">
            <text:p>00000000</text:p>
          </table:table-cell>
          <table:table-cell table:formula="of:=COM.MICROSOFT.TEXTJOIN(&quot;_&quot;; ;[.T21];[.U21];[.V21])" office:value-type="string" office:string-value="01010_010_00000000" calcext:value-type="string" table:number-columns-spanned="2" table:number-rows-spanned="1">
            <text:p>01010_010_00000000</text:p>
          </table:table-cell>
          <table:covered-table-cell/>
          <table:table-cell/>
          <table:table-cell table:formula="of:=COM.MICROSOFT.TEXTJOIN(&quot; &quot;; ;[.$Y$2];[.E21];[.F21];[.G21])" office:value-type="string" office:string-value=" // LD R2 " calcext:value-type="string">
            <text:p><text:s/>// LD R2 </text:p>
          </table:table-cell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IF([.E22]=&quot;&quot;;&quot;11111_111_11111111 // RST&quot;;COM.MICROSOFT.TEXTJOIN( ; ;[.W22];[.Z22]))" office:value-type="string" office:string-value="01001_000_00000000 // INC  " calcext:value-type="string" table:number-columns-spanned="4" table:number-rows-spanned="1">
            <text:p>01001_000_00000000 // INC <text:s/></text:p>
          </table:table-cell>
          <table:covered-table-cell table:number-columns-repeated="3"/>
          <table:table-cell table:number-columns-repeated="4"/>
          <table:table-cell office:value-type="float" office:value="19" calcext:value-type="float">
            <text:p>19</text:p>
          </table:table-cell>
          <table:table-cell table:formula="of:=VLOOKUP([.E22];[$Słownik.$B$2:.$C$25];2;0)" office:value-type="string" office:string-value="01001" calcext:value-type="string">
            <text:p>01001</text:p>
          </table:table-cell>
          <table:table-cell table:formula="of:=IF([.F22]=&quot;&quot;;&quot;000&quot;;VLOOKUP([.F22];[$Słownik.$E$2:$Słownik.$F$10];2;0))" office:value-type="string" office:string-value="000" calcext:value-type="string">
            <text:p>000</text:p>
          </table:table-cell>
          <table:table-cell table:formula="of:=IF([.G22]=&quot;&quot;;&quot;00000000&quot;;DEC2BIN([.G22];8))" office:value-type="string" office:string-value="00000000" calcext:value-type="string">
            <text:p>00000000</text:p>
          </table:table-cell>
          <table:table-cell table:formula="of:=COM.MICROSOFT.TEXTJOIN(&quot;_&quot;; ;[.T22];[.U22];[.V22])" office:value-type="string" office:string-value="01001_000_00000000" calcext:value-type="string" table:number-columns-spanned="2" table:number-rows-spanned="1">
            <text:p>01001_000_00000000</text:p>
          </table:table-cell>
          <table:covered-table-cell/>
          <table:table-cell/>
          <table:table-cell table:formula="of:=COM.MICROSOFT.TEXTJOIN(&quot; &quot;; ;[.$Y$2];[.E22];[.F22];[.G22])" office:value-type="string" office:string-value=" // INC  " calcext:value-type="string">
            <text:p><text:s/>// INC <text:s/>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IF([.E23]=&quot;&quot;;&quot;11111_111_11111111 // RST&quot;;COM.MICROSOFT.TEXTJOIN( ; ;[.W23];[.Z23]))" office:value-type="string" office:string-value="01011_010_00000000 // ST R2 " calcext:value-type="string" table:number-columns-spanned="4" table:number-rows-spanned="1">
            <text:p>01011_010_00000000 // ST R2 </text:p>
          </table:table-cell>
          <table:covered-table-cell table:number-columns-repeated="3"/>
          <table:table-cell table:number-columns-repeated="4"/>
          <table:table-cell office:value-type="float" office:value="20" calcext:value-type="float">
            <text:p>20</text:p>
          </table:table-cell>
          <table:table-cell table:formula="of:=VLOOKUP([.E23];[$Słownik.$B$2:.$C$25];2;0)" office:value-type="string" office:string-value="01011" calcext:value-type="string">
            <text:p>01011</text:p>
          </table:table-cell>
          <table:table-cell table:formula="of:=IF([.F23]=&quot;&quot;;&quot;000&quot;;VLOOKUP([.F23];[$Słownik.$E$2:$Słownik.$F$10];2;0))" office:value-type="string" office:string-value="010" calcext:value-type="string">
            <text:p>010</text:p>
          </table:table-cell>
          <table:table-cell table:formula="of:=IF([.G23]=&quot;&quot;;&quot;00000000&quot;;DEC2BIN([.G23];8))" office:value-type="string" office:string-value="00000000" calcext:value-type="string">
            <text:p>00000000</text:p>
          </table:table-cell>
          <table:table-cell table:formula="of:=COM.MICROSOFT.TEXTJOIN(&quot;_&quot;; ;[.T23];[.U23];[.V23])" office:value-type="string" office:string-value="01011_010_00000000" calcext:value-type="string" table:number-columns-spanned="2" table:number-rows-spanned="1">
            <text:p>01011_010_00000000</text:p>
          </table:table-cell>
          <table:covered-table-cell/>
          <table:table-cell/>
          <table:table-cell table:formula="of:=COM.MICROSOFT.TEXTJOIN(&quot; &quot;; ;[.$Y$2];[.E23];[.F23];[.G23])" office:value-type="string" office:string-value=" // ST R2 " calcext:value-type="string">
            <text:p><text:s/>// ST R2 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E24]=&quot;&quot;;&quot;11111_111_11111111 // RST&quot;;COM.MICROSOFT.TEXTJOIN( ; ;[.W24];[.Z24]))" office:value-type="string" office:string-value="10101_000_00000000 // RET  " calcext:value-type="string" table:number-columns-spanned="4" table:number-rows-spanned="1">
            <text:p>10101_000_00000000 // RET <text:s/></text:p>
          </table:table-cell>
          <table:covered-table-cell table:number-columns-repeated="3"/>
          <table:table-cell table:number-columns-repeated="4"/>
          <table:table-cell office:value-type="float" office:value="21" calcext:value-type="float">
            <text:p>21</text:p>
          </table:table-cell>
          <table:table-cell table:formula="of:=VLOOKUP([.E24];[$Słownik.$B$2:.$C$25];2;0)" office:value-type="string" office:string-value="10101" calcext:value-type="string">
            <text:p>10101</text:p>
          </table:table-cell>
          <table:table-cell table:formula="of:=IF([.F24]=&quot;&quot;;&quot;000&quot;;VLOOKUP([.F24];[$Słownik.$E$2:$Słownik.$F$10];2;0))" office:value-type="string" office:string-value="000" calcext:value-type="string">
            <text:p>000</text:p>
          </table:table-cell>
          <table:table-cell table:formula="of:=IF([.G24]=&quot;&quot;;&quot;00000000&quot;;DEC2BIN([.G24];8))" office:value-type="string" office:string-value="00000000" calcext:value-type="string">
            <text:p>00000000</text:p>
          </table:table-cell>
          <table:table-cell table:formula="of:=COM.MICROSOFT.TEXTJOIN(&quot;_&quot;; ;[.T24];[.U24];[.V24])" office:value-type="string" office:string-value="10101_000_00000000" calcext:value-type="string" table:number-columns-spanned="2" table:number-rows-spanned="1">
            <text:p>10101_000_00000000</text:p>
          </table:table-cell>
          <table:covered-table-cell/>
          <table:table-cell/>
          <table:table-cell table:formula="of:=COM.MICROSOFT.TEXTJOIN(&quot; &quot;; ;[.$Y$2];[.E24];[.F24];[.G24])" office:value-type="string" office:string-value=" // RET  " calcext:value-type="string">
            <text:p><text:s/>// RET <text:s/></text:p>
          </table:table-cell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IF([.E25]=&quot;&quot;;&quot;11111_111_11111111 // RST&quot;;COM.MICROSOFT.TEXTJOIN( ; ;[.W25];[.Z25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2" calcext:value-type="float">
            <text:p>22</text:p>
          </table:table-cell>
          <table:table-cell table:formula="of:=VLOOKUP([.E25];[$Słownik.$B$2:.$C$25];2;0)" office:value-type="string" office:string-value="" calcext:value-type="error">
            <text:p>#N/D</text:p>
          </table:table-cell>
          <table:table-cell table:formula="of:=IF([.F25]=&quot;&quot;;&quot;000&quot;;VLOOKUP([.F25];[$Słownik.$E$2:$Słownik.$F$10];2;0))" office:value-type="string" office:string-value="000" calcext:value-type="string">
            <text:p>000</text:p>
          </table:table-cell>
          <table:table-cell table:formula="of:=IF([.G25]=&quot;&quot;;&quot;00000000&quot;;DEC2BIN([.G25];8))" office:value-type="string" office:string-value="00000000" calcext:value-type="string">
            <text:p>00000000</text:p>
          </table:table-cell>
          <table:table-cell table:formula="of:=COM.MICROSOFT.TEXTJOIN(&quot;_&quot;; ;[.T25];[.U25];[.V25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5];[.F25];[.G25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IF([.E26]=&quot;&quot;;&quot;11111_111_11111111 // RST&quot;;COM.MICROSOFT.TEXTJOIN( ; ;[.W26];[.Z26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3" calcext:value-type="float">
            <text:p>23</text:p>
          </table:table-cell>
          <table:table-cell table:formula="of:=VLOOKUP([.E26];[$Słownik.$B$2:.$C$25];2;0)" office:value-type="string" office:string-value="" calcext:value-type="error">
            <text:p>#N/D</text:p>
          </table:table-cell>
          <table:table-cell table:formula="of:=IF([.F26]=&quot;&quot;;&quot;000&quot;;VLOOKUP([.F26];[$Słownik.$E$2:$Słownik.$F$10];2;0))" office:value-type="string" office:string-value="000" calcext:value-type="string">
            <text:p>000</text:p>
          </table:table-cell>
          <table:table-cell table:formula="of:=IF([.G26]=&quot;&quot;;&quot;00000000&quot;;DEC2BIN([.G26];8))" office:value-type="string" office:string-value="00000000" calcext:value-type="string">
            <text:p>00000000</text:p>
          </table:table-cell>
          <table:table-cell table:formula="of:=COM.MICROSOFT.TEXTJOIN(&quot;_&quot;; ;[.T26];[.U26];[.V26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6];[.F26];[.G26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IF([.E27]=&quot;&quot;;&quot;11111_111_11111111 // RST&quot;;COM.MICROSOFT.TEXTJOIN( ; ;[.W27];[.Z27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4" calcext:value-type="float">
            <text:p>24</text:p>
          </table:table-cell>
          <table:table-cell table:formula="of:=VLOOKUP([.E27];[$Słownik.$B$2:.$C$25];2;0)" office:value-type="string" office:string-value="" calcext:value-type="error">
            <text:p>#N/D</text:p>
          </table:table-cell>
          <table:table-cell table:formula="of:=IF([.F27]=&quot;&quot;;&quot;000&quot;;VLOOKUP([.F27];[$Słownik.$E$2:$Słownik.$F$10];2;0))" office:value-type="string" office:string-value="000" calcext:value-type="string">
            <text:p>000</text:p>
          </table:table-cell>
          <table:table-cell table:formula="of:=IF([.G27]=&quot;&quot;;&quot;00000000&quot;;DEC2BIN([.G27];8))" office:value-type="string" office:string-value="00000000" calcext:value-type="string">
            <text:p>00000000</text:p>
          </table:table-cell>
          <table:table-cell table:formula="of:=COM.MICROSOFT.TEXTJOIN(&quot;_&quot;; ;[.T27];[.U27];[.V27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7];[.F27];[.G27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IF([.E28]=&quot;&quot;;&quot;11111_111_11111111 // RST&quot;;COM.MICROSOFT.TEXTJOIN( ; ;[.W28];[.Z2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5" calcext:value-type="float">
            <text:p>25</text:p>
          </table:table-cell>
          <table:table-cell table:formula="of:=VLOOKUP([.E28];[$Słownik.$B$2:.$C$25];2;0)" office:value-type="string" office:string-value="" calcext:value-type="error">
            <text:p>#N/D</text:p>
          </table:table-cell>
          <table:table-cell table:formula="of:=IF([.F28]=&quot;&quot;;&quot;000&quot;;VLOOKUP([.F28];[$Słownik.$E$2:$Słownik.$F$10];2;0))" office:value-type="string" office:string-value="000" calcext:value-type="string">
            <text:p>000</text:p>
          </table:table-cell>
          <table:table-cell table:formula="of:=IF([.G28]=&quot;&quot;;&quot;00000000&quot;;DEC2BIN([.G28];8))" office:value-type="string" office:string-value="00000000" calcext:value-type="string">
            <text:p>00000000</text:p>
          </table:table-cell>
          <table:table-cell table:formula="of:=COM.MICROSOFT.TEXTJOIN(&quot;_&quot;; ;[.T28];[.U28];[.V28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8];[.F28];[.G28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IF([.E29]=&quot;&quot;;&quot;11111_111_11111111 // RST&quot;;COM.MICROSOFT.TEXTJOIN( ; ;[.W29];[.Z29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6" calcext:value-type="float">
            <text:p>26</text:p>
          </table:table-cell>
          <table:table-cell table:formula="of:=VLOOKUP([.E29];[$Słownik.$B$2:.$C$25];2;0)" office:value-type="string" office:string-value="" calcext:value-type="error">
            <text:p>#N/D</text:p>
          </table:table-cell>
          <table:table-cell table:formula="of:=IF([.F29]=&quot;&quot;;&quot;000&quot;;VLOOKUP([.F29];[$Słownik.$E$2:$Słownik.$F$10];2;0))" office:value-type="string" office:string-value="000" calcext:value-type="string">
            <text:p>000</text:p>
          </table:table-cell>
          <table:table-cell table:formula="of:=IF([.G29]=&quot;&quot;;&quot;00000000&quot;;DEC2BIN([.G29];8))" office:value-type="string" office:string-value="00000000" calcext:value-type="string">
            <text:p>00000000</text:p>
          </table:table-cell>
          <table:table-cell table:formula="of:=COM.MICROSOFT.TEXTJOIN(&quot;_&quot;; ;[.T29];[.U29];[.V29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9];[.F29];[.G29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IF([.E30]=&quot;&quot;;&quot;11111_111_11111111 // RST&quot;;COM.MICROSOFT.TEXTJOIN( ; ;[.W30];[.Z30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table:formula="of:=VLOOKUP([.E30];[$Słownik.$B$2:.$C$25];2;0)" office:value-type="string" office:string-value="" calcext:value-type="error">
            <text:p>#N/D</text:p>
          </table:table-cell>
          <table:table-cell table:formula="of:=IF([.F30]=&quot;&quot;;&quot;000&quot;;VLOOKUP([.F30];[$Słownik.$E$2:$Słownik.$F$10];2;0))" office:value-type="string" office:string-value="000" calcext:value-type="string">
            <text:p>000</text:p>
          </table:table-cell>
          <table:table-cell table:formula="of:=IF([.G30]=&quot;&quot;;&quot;00000000&quot;;DEC2BIN([.G30];8))" office:value-type="string" office:string-value="00000000" calcext:value-type="string">
            <text:p>00000000</text:p>
          </table:table-cell>
          <table:table-cell table:formula="of:=COM.MICROSOFT.TEXTJOIN(&quot;_&quot;; ;[.T30];[.U30];[.V30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0];[.F30];[.G30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IF([.E31]=&quot;&quot;;&quot;11111_111_11111111 // RST&quot;;COM.MICROSOFT.TEXTJOIN( ; ;[.W31];[.Z31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table:formula="of:=VLOOKUP([.E31];[$Słownik.$B$2:.$C$25];2;0)" office:value-type="string" office:string-value="" calcext:value-type="error">
            <text:p>#N/D</text:p>
          </table:table-cell>
          <table:table-cell table:formula="of:=IF([.F31]=&quot;&quot;;&quot;000&quot;;VLOOKUP([.F31];[$Słownik.$E$2:$Słownik.$F$10];2;0))" office:value-type="string" office:string-value="000" calcext:value-type="string">
            <text:p>000</text:p>
          </table:table-cell>
          <table:table-cell table:formula="of:=IF([.G31]=&quot;&quot;;&quot;00000000&quot;;DEC2BIN([.G31];8))" office:value-type="string" office:string-value="00000000" calcext:value-type="string">
            <text:p>00000000</text:p>
          </table:table-cell>
          <table:table-cell table:formula="of:=COM.MICROSOFT.TEXTJOIN(&quot;_&quot;; ;[.T31];[.U31];[.V31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1];[.F31];[.G31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IF([.E32]=&quot;&quot;;&quot;11111_111_11111111 // RST&quot;;COM.MICROSOFT.TEXTJOIN( ; ;[.W32];[.Z32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9" calcext:value-type="float">
            <text:p>29</text:p>
          </table:table-cell>
          <table:table-cell table:formula="of:=VLOOKUP([.E32];[$Słownik.$B$2:.$C$25];2;0)" office:value-type="string" office:string-value="" calcext:value-type="error">
            <text:p>#N/D</text:p>
          </table:table-cell>
          <table:table-cell table:formula="of:=IF([.F32]=&quot;&quot;;&quot;000&quot;;VLOOKUP([.F32];[$Słownik.$E$2:$Słownik.$F$10];2;0))" office:value-type="string" office:string-value="000" calcext:value-type="string">
            <text:p>000</text:p>
          </table:table-cell>
          <table:table-cell table:formula="of:=IF([.G32]=&quot;&quot;;&quot;00000000&quot;;DEC2BIN([.G32];8))" office:value-type="string" office:string-value="00000000" calcext:value-type="string">
            <text:p>00000000</text:p>
          </table:table-cell>
          <table:table-cell table:formula="of:=COM.MICROSOFT.TEXTJOIN(&quot;_&quot;; ;[.T32];[.U32];[.V32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2];[.F32];[.G32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IF([.E33]=&quot;&quot;;&quot;11111_111_11111111 // RST&quot;;COM.MICROSOFT.TEXTJOIN( ; ;[.W33];[.Z33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0" calcext:value-type="float">
            <text:p>30</text:p>
          </table:table-cell>
          <table:table-cell table:formula="of:=VLOOKUP([.E33];[$Słownik.$B$2:.$C$25];2;0)" office:value-type="string" office:string-value="" calcext:value-type="error">
            <text:p>#N/D</text:p>
          </table:table-cell>
          <table:table-cell table:formula="of:=IF([.F33]=&quot;&quot;;&quot;000&quot;;VLOOKUP([.F33];[$Słownik.$E$2:$Słownik.$F$10];2;0))" office:value-type="string" office:string-value="000" calcext:value-type="string">
            <text:p>000</text:p>
          </table:table-cell>
          <table:table-cell table:formula="of:=IF([.G33]=&quot;&quot;;&quot;00000000&quot;;DEC2BIN([.G33];8))" office:value-type="string" office:string-value="00000000" calcext:value-type="string">
            <text:p>00000000</text:p>
          </table:table-cell>
          <table:table-cell table:formula="of:=COM.MICROSOFT.TEXTJOIN(&quot;_&quot;; ;[.T33];[.U33];[.V33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3];[.F33];[.G33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IF([.E34]=&quot;&quot;;&quot;11111_111_11111111 // RST&quot;;COM.MICROSOFT.TEXTJOIN( ; ;[.W34];[.Z34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1" calcext:value-type="float">
            <text:p>31</text:p>
          </table:table-cell>
          <table:table-cell table:formula="of:=VLOOKUP([.E34];[$Słownik.$B$2:.$C$25];2;0)" office:value-type="string" office:string-value="" calcext:value-type="error">
            <text:p>#N/D</text:p>
          </table:table-cell>
          <table:table-cell table:formula="of:=IF([.F34]=&quot;&quot;;&quot;000&quot;;VLOOKUP([.F34];[$Słownik.$E$2:$Słownik.$F$10];2;0))" office:value-type="string" office:string-value="000" calcext:value-type="string">
            <text:p>000</text:p>
          </table:table-cell>
          <table:table-cell table:formula="of:=IF([.G34]=&quot;&quot;;&quot;00000000&quot;;DEC2BIN([.G34];8))" office:value-type="string" office:string-value="00000000" calcext:value-type="string">
            <text:p>00000000</text:p>
          </table:table-cell>
          <table:table-cell table:formula="of:=COM.MICROSOFT.TEXTJOIN(&quot;_&quot;; ;[.T34];[.U34];[.V34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4];[.F34];[.G34])" office:value-type="string" office:string-value=" //   " calcext:value-type="string">
            <text:p><text:s/>// <text:s text:c="2"/></text:p>
          </table:table-cell>
        </table:table-row>
      </table:table>
      <table:table table:name="Słownik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0000</text:p>
          </table:table-cell>
          <table:table-cell/>
          <table:table-cell office:value-type="string" calcext:value-type="string">
            <text:p>R0</text:p>
          </table:table-cell>
          <table:table-cell table:style-name="ce4" office:value-type="string" calcext:value-type="string">
            <text:p>000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0001</text:p>
          </table:table-cell>
          <table:table-cell/>
          <table:table-cell office:value-type="string" calcext:value-type="string">
            <text:p>R1</text:p>
          </table:table-cell>
          <table:table-cell table:style-name="ce4" office:value-type="string" calcext:value-type="string">
            <text:p>001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0010</text:p>
          </table:table-cell>
          <table:table-cell/>
          <table:table-cell office:value-type="string" calcext:value-type="string">
            <text:p>R2</text:p>
          </table:table-cell>
          <table:table-cell table:style-name="ce4" office:value-type="string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0011</text:p>
          </table:table-cell>
          <table:table-cell/>
          <table:table-cell office:value-type="string" calcext:value-type="string">
            <text:p>R3</text:p>
          </table:table-cell>
          <table:table-cell table:style-name="ce4" office:value-type="string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0100</text:p>
          </table:table-cell>
          <table:table-cell/>
          <table:table-cell office:value-type="string" calcext:value-type="string">
            <text:p>R4</text:p>
          </table:table-cell>
          <table:table-cell table:style-name="ce4"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0101</text:p>
          </table:table-cell>
          <table:table-cell/>
          <table:table-cell office:value-type="string" calcext:value-type="string">
            <text:p>R5</text:p>
          </table:table-cell>
          <table:table-cell table:style-name="ce4" office:value-type="string" calcext:value-type="string">
            <text:p>101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00110</text:p>
          </table:table-cell>
          <table:table-cell/>
          <table:table-cell office:value-type="string" calcext:value-type="string">
            <text:p>R6</text:p>
          </table:table-cell>
          <table:table-cell table:style-name="ce4" office:value-type="string" calcext:value-type="string">
            <text:p>110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00111</text:p>
          </table:table-cell>
          <table:table-cell/>
          <table:table-cell office:value-type="string" calcext:value-type="string">
            <text:p>R7</text:p>
          </table:table-cell>
          <table:table-cell table:style-name="ce4" office:value-type="string" calcext:value-type="string">
            <text:p>111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01000</text:p>
          </table:table-cell>
          <table:table-cell table:number-columns-repeated="2"/>
          <table:table-cell table:style-name="ce4" office:value-type="string" calcext:value-type="string">
            <text:p>000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1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01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01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string" calcext:value-type="string">
            <text:p>01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011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MP IMM</text:p>
          </table:table-cell>
          <table:table-cell office:value-type="string" calcext:value-type="string">
            <text:p>0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011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 A,AD</text:p>
          </table:table-cell>
          <table:table-cell office:value-type="string" calcext:value-type="string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 office:value-type="string" calcext:value-type="string">
            <text:p>1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10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0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10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101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float" office:value="10110" calcext:value-type="float">
            <text:p>10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111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8:35:27.330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6T22:25:20.978000000</meta:creation-date>
    <dc:date>2023-12-17T19:10:32.119000000</dc:date>
    <meta:editing-duration>PT1H53M1S</meta:editing-duration>
    <meta:editing-cycles>74</meta:editing-cycles>
    <meta:generator>LibreOffice/7.2.4.1$Windows_X86_64 LibreOffice_project/27d75539669ac387bb498e35313b970b7fe9c4f9</meta:generator>
    <meta:document-statistic meta:table-count="2" meta:cell-count="428" meta:object-count="0"/>
  </office:meta>
</office:document-meta>
</file>